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9pt" style:font-size-asian="9pt" style:font-size-complex="9pt"/>
    </style:style>
    <style:style style:name="P2" style:family="paragraph" style:parent-style-name="Code">
      <style:paragraph-properties fo:margin-left="0.4925in" fo:margin-right="0in" fo:text-indent="0in" style:auto-text-indent="false"/>
    </style:style>
    <style:style style:name="P3" style:family="paragraph" style:parent-style-name="Code">
      <style:paragraph-properties fo:margin-left="0.4925in" fo:margin-right="0in" fo:margin-top="0in" fo:margin-bottom="0in" fo:text-indent="0in" style:auto-text-indent="false"/>
    </style:style>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paragraph-properties fo:text-align="start" style:justify-single-word="false"/>
    </style:style>
    <style:style style:name="P26" style:family="paragraph" style:parent-style-name="Text_20_body" style:list-style-name="L3">
      <style:paragraph-properties fo:text-align="start" style:justify-single-word="false"/>
    </style:style>
    <style:style style:name="P27" style:family="paragraph" style:parent-style-name="Text_20_body" style:list-style-name="L3">
      <style:paragraph-properties fo:text-align="start" style:justify-single-word="false"/>
    </style:style>
    <style:style style:name="P28" style:family="paragraph" style:parent-style-name="Text_20_body" style:list-style-name="L3">
      <style:paragraph-properties fo:text-align="start" style:justify-single-word="false"/>
    </style:style>
    <style:style style:name="P29" style:family="paragraph" style:parent-style-name="Text_20_body" style:list-style-name="L3">
      <style:paragraph-properties fo:text-align="start" style:justify-single-word="false"/>
    </style:style>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paragraph-properties style:border-line-width-bottom="0.0008in 0.0138in 0.0008in" fo:padding="0.0291in" fo:border-left="none" fo:border-right="none" fo:border-top="none" fo:border-bottom="0.0154in double #000000" style:join-border="false"/>
    </style:style>
    <style:style style:name="P38" style:family="paragraph" style:parent-style-name="Code" style:list-style-name="L1">
      <style:text-properties fo:font-size="9pt" style:font-size-asian="9pt" style:font-size-complex="9pt"/>
    </style:style>
    <style:style style:name="P39" style:family="paragraph" style:parent-style-name="Code" style:list-style-name="L1">
      <style:text-properties fo:font-size="9pt" style:font-size-asian="9pt" style:font-size-complex="9pt"/>
    </style:style>
    <style:style style:name="P40" style:family="paragraph" style:parent-style-name="Code" style:list-style-name="L1">
      <style:text-properties fo:font-size="9pt" style:font-size-asian="9pt" style:font-size-complex="9pt"/>
    </style:style>
    <style:style style:name="P41" style:family="paragraph" style:parent-style-name="Code" style:list-style-name="L1">
      <style:text-properties fo:font-size="9pt" style:font-size-asian="9pt" style:font-size-complex="9pt"/>
    </style:style>
    <style:style style:name="P42" style:family="paragraph" style:parent-style-name="Code" style:list-style-name="L1">
      <style:text-properties fo:font-size="9pt" style:font-size-asian="9pt" style:font-size-complex="9pt"/>
    </style:style>
    <style:style style:name="P43" style:family="paragraph" style:parent-style-name="Code" style:list-style-name="L1">
      <style:text-properties fo:font-size="9pt" style:font-size-asian="9pt" style:font-size-complex="9pt"/>
    </style:style>
    <style:style style:name="P44" style:family="paragraph" style:parent-style-name="Code" style:list-style-name="L1">
      <style:text-properties fo:font-size="9pt" style:font-size-asian="9pt" style:font-size-complex="9pt"/>
    </style:style>
    <style:style style:name="P45" style:family="paragraph" style:parent-style-name="Code" style:list-style-name="L1">
      <style:text-properties fo:font-size="9pt" style:font-size-asian="9pt" style:font-size-complex="9pt"/>
    </style:style>
    <style:style style:name="P46" style:family="paragraph" style:parent-style-name="Code" style:list-style-name="L1">
      <style:text-properties fo:font-size="9pt" style:font-size-asian="9pt" style:font-size-complex="9pt"/>
    </style:style>
    <style:style style:name="P47" style:family="paragraph" style:parent-style-name="Code" style:list-style-name="L1">
      <style:text-properties fo:font-size="9pt" style:font-size-asian="9pt" style:font-size-complex="9pt"/>
    </style:style>
    <style:style style:name="P48" style:family="paragraph" style:parent-style-name="Code" style:list-style-name="L1">
      <style:text-properties fo:font-size="9pt" style:font-size-asian="9pt" style:font-size-complex="9pt"/>
    </style:style>
    <style:style style:name="P49" style:family="paragraph" style:parent-style-name="Code" style:list-style-name="L1">
      <style:text-properties fo:font-size="9pt" style:font-size-asian="9pt" style:font-size-complex="9pt"/>
    </style:style>
    <style:style style:name="P50" style:family="paragraph" style:parent-style-name="Code" style:list-style-name="L1">
      <style:text-properties fo:font-size="9pt" style:font-size-asian="9pt" style:font-size-complex="9pt"/>
    </style:style>
    <style:style style:name="P51" style:family="paragraph" style:parent-style-name="Code" style:list-style-name="L1">
      <style:text-properties fo:font-size="9pt" style:font-size-asian="9pt" style:font-size-complex="9pt"/>
    </style:style>
    <style:style style:name="P52" style:family="paragraph" style:parent-style-name="Code" style:list-style-name="L1">
      <style:text-properties fo:font-size="9pt" style:font-size-asian="9pt" style:font-size-complex="9pt"/>
    </style:style>
    <style:style style:name="P53" style:family="paragraph" style:parent-style-name="Code" style:list-style-name="L1">
      <style:text-properties fo:font-size="9pt" style:font-size-asian="9pt" style:font-size-complex="9pt"/>
    </style:style>
    <style:style style:name="P54" style:family="paragraph" style:parent-style-name="Code" style:list-style-name="L1">
      <style:text-properties fo:font-size="9pt" style:font-size-asian="9pt" style:font-size-complex="9pt"/>
    </style:style>
    <style:style style:name="P55" style:family="paragraph" style:parent-style-name="Code" style:list-style-name="L1">
      <style:text-properties fo:font-size="9pt" style:font-size-asian="9pt" style:font-size-complex="9pt"/>
    </style:style>
    <style:style style:name="P56" style:family="paragraph" style:parent-style-name="Code" style:list-style-name="L1">
      <style:text-properties fo:font-size="9pt" style:font-size-asian="9pt" style:font-size-complex="9pt"/>
    </style:style>
    <style:style style:name="P57" style:family="paragraph" style:parent-style-name="Code" style:list-style-name="L1">
      <style:text-properties fo:font-size="9pt" style:font-size-asian="9pt" style:font-size-complex="9pt"/>
    </style:style>
    <style:style style:name="P58" style:family="paragraph" style:parent-style-name="Code" style:list-style-name="L1">
      <style:text-properties fo:font-size="9pt" style:font-size-asian="9pt" style:font-size-complex="9pt"/>
    </style:style>
    <style:style style:name="P59" style:family="paragraph" style:parent-style-name="Code" style:list-style-name="L1">
      <style:text-properties fo:font-size="9pt" style:font-size-asian="9pt" style:font-size-complex="9pt"/>
    </style:style>
    <style:style style:name="P60" style:family="paragraph" style:parent-style-name="Code" style:list-style-name="L1">
      <style:text-properties fo:font-size="9pt" style:font-size-asian="9pt" style:font-size-complex="9pt"/>
    </style:style>
    <style:style style:name="P61" style:family="paragraph" style:parent-style-name="Code" style:list-style-name="L1">
      <style:text-properties fo:font-size="9pt" style:font-size-asian="9pt" style:font-size-complex="9pt"/>
    </style:style>
    <style:style style:name="P62" style:family="paragraph" style:parent-style-name="Code" style:list-style-name="L1">
      <style:text-properties fo:font-size="9pt" style:font-size-asian="9pt" style:font-size-complex="9pt"/>
    </style:style>
    <style:style style:name="P63" style:family="paragraph" style:parent-style-name="Code" style:list-style-name="L1">
      <style:text-properties fo:font-size="9pt" style:font-size-asian="9pt" style:font-size-complex="9pt"/>
    </style:style>
    <style:style style:name="P64" style:family="paragraph" style:parent-style-name="Code" style:list-style-name="L1">
      <style:text-properties fo:font-size="9pt" style:font-size-asian="9pt" style:font-size-complex="9pt"/>
    </style:style>
    <style:style style:name="P65" style:family="paragraph" style:parent-style-name="Code" style:list-style-name="L1">
      <style:text-properties fo:font-size="9pt" style:font-size-asian="9pt" style:font-size-complex="9pt"/>
    </style:style>
    <style:style style:name="P66" style:family="paragraph" style:parent-style-name="Code" style:list-style-name="L1">
      <style:text-properties fo:font-size="9pt" style:font-size-asian="9pt" style:font-size-complex="9pt"/>
    </style:style>
    <style:style style:name="P67" style:family="paragraph" style:parent-style-name="Code" style:list-style-name="L1">
      <style:text-properties fo:font-size="9pt" style:font-size-asian="9pt" style:font-size-complex="9pt"/>
    </style:style>
    <style:style style:name="P68" style:family="paragraph" style:parent-style-name="Code" style:list-style-name="L1">
      <style:text-properties fo:font-size="9pt" style:font-size-asian="9pt" style:font-size-complex="9pt"/>
    </style:style>
    <style:style style:name="P69" style:family="paragraph" style:parent-style-name="Code" style:list-style-name="L1">
      <style:text-properties fo:font-size="9pt" style:font-size-asian="9pt" style:font-size-complex="9pt"/>
    </style:style>
    <style:style style:name="P70" style:family="paragraph" style:parent-style-name="Code" style:list-style-name="L1">
      <style:text-properties fo:font-size="9pt" style:font-size-asian="9pt" style:font-size-complex="9pt"/>
    </style:style>
    <style:style style:name="P71" style:family="paragraph" style:parent-style-name="Code" style:list-style-name="L1">
      <style:text-properties fo:font-size="9pt" style:font-size-asian="9pt" style:font-size-complex="9pt"/>
    </style:style>
    <style:style style:name="P72" style:family="paragraph" style:parent-style-name="Code" style:list-style-name="L1">
      <style:text-properties fo:font-size="9pt" style:font-size-asian="9pt" style:font-size-complex="9pt"/>
    </style:style>
    <style:style style:name="P73" style:family="paragraph" style:parent-style-name="Code" style:list-style-name="L1">
      <style:text-properties fo:font-size="9pt" style:font-size-asian="9pt" style:font-size-complex="9pt"/>
    </style:style>
    <style:style style:name="P74" style:family="paragraph" style:parent-style-name="Code" style:list-style-name="L1">
      <style:text-properties fo:font-size="9pt" style:font-size-asian="9pt" style:font-size-complex="9pt"/>
    </style:style>
    <style:style style:name="P75" style:family="paragraph" style:parent-style-name="Code" style:list-style-name="L1">
      <style:text-properties fo:font-size="9pt" style:font-size-asian="9pt" style:font-size-complex="9pt"/>
    </style:style>
    <style:style style:name="P76" style:family="paragraph" style:parent-style-name="Code" style:list-style-name="L1">
      <style:text-properties fo:font-size="9pt" style:font-size-asian="9pt" style:font-size-complex="9pt"/>
    </style:style>
    <style:style style:name="P77" style:family="paragraph" style:parent-style-name="Code" style:list-style-name="L1">
      <style:text-properties fo:font-size="9pt" style:font-size-asian="9pt" style:font-size-complex="9pt"/>
    </style:style>
    <style:style style:name="P78" style:family="paragraph" style:parent-style-name="Code" style:list-style-name="L1">
      <style:text-properties fo:font-size="9pt" style:font-size-asian="9pt" style:font-size-complex="9pt"/>
    </style:style>
    <style:style style:name="P79" style:family="paragraph" style:parent-style-name="Code" style:list-style-name="L1">
      <style:text-properties fo:font-size="9pt" style:font-size-asian="9pt" style:font-size-complex="9pt"/>
    </style:style>
    <style:style style:name="P80" style:family="paragraph" style:parent-style-name="Code" style:list-style-name="L1">
      <style:text-properties fo:font-size="9pt" style:font-size-asian="9pt" style:font-size-complex="9pt"/>
    </style:style>
    <style:style style:name="P81" style:family="paragraph" style:parent-style-name="Code" style:list-style-name="L1">
      <style:text-properties fo:font-size="9pt" style:font-size-asian="9pt" style:font-size-complex="9pt"/>
    </style:style>
    <style:style style:name="P82" style:family="paragraph" style:parent-style-name="Code" style:list-style-name="L1">
      <style:text-properties fo:font-size="9pt" style:font-size-asian="9pt" style:font-size-complex="9pt"/>
    </style:style>
    <style:style style:name="P83" style:family="paragraph" style:parent-style-name="Code" style:list-style-name="L1">
      <style:text-properties fo:font-size="9pt" style:font-size-asian="9pt" style:font-size-complex="9pt"/>
    </style:style>
    <style:style style:name="P84" style:family="paragraph" style:parent-style-name="Code" style:list-style-name="L1">
      <style:text-properties fo:font-size="9pt" style:font-size-asian="9pt" style:font-size-complex="9pt"/>
    </style:style>
    <style:style style:name="P85" style:family="paragraph" style:parent-style-name="Code" style:list-style-name="L1">
      <style:text-properties fo:font-size="9pt" style:font-size-asian="9pt" style:font-size-complex="9pt"/>
    </style:style>
    <style:style style:name="P86" style:family="paragraph" style:parent-style-name="Code" style:list-style-name="L1">
      <style:text-properties fo:font-size="9pt" style:font-size-asian="9pt" style:font-size-complex="9pt"/>
    </style:style>
    <style:style style:name="P87" style:family="paragraph" style:parent-style-name="Code" style:list-style-name="L1">
      <style:text-properties fo:font-size="9pt" style:font-size-asian="9pt" style:font-size-complex="9pt"/>
    </style:style>
    <style:style style:name="P88" style:family="paragraph" style:parent-style-name="Code" style:list-style-name="L1">
      <style:text-properties fo:font-size="9pt" style:font-size-asian="9pt" style:font-size-complex="9pt"/>
    </style:style>
    <style:style style:name="P89" style:family="paragraph" style:parent-style-name="Code" style:list-style-name="L1">
      <style:text-properties fo:font-size="9pt" style:font-size-asian="9pt" style:font-size-complex="9pt"/>
    </style:style>
    <style:style style:name="P90" style:family="paragraph" style:parent-style-name="Code" style:list-style-name="L1">
      <style:text-properties fo:font-size="9pt" style:font-size-asian="9pt" style:font-size-complex="9pt"/>
    </style:style>
    <style:style style:name="P91" style:family="paragraph" style:parent-style-name="Code" style:list-style-name="L1">
      <style:text-properties fo:font-size="9pt" style:font-size-asian="9pt" style:font-size-complex="9pt"/>
    </style:style>
    <style:style style:name="P92" style:family="paragraph" style:parent-style-name="Code" style:list-style-name="L1">
      <style:text-properties fo:font-size="9pt" style:font-size-asian="9pt" style:font-size-complex="9pt"/>
    </style:style>
    <style:style style:name="P93" style:family="paragraph" style:parent-style-name="Code" style:list-style-name="L1">
      <style:text-properties fo:font-size="9pt" style:font-size-asian="9pt" style:font-size-complex="9pt"/>
    </style:style>
    <style:style style:name="P94" style:family="paragraph" style:parent-style-name="Code" style:list-style-name="L1">
      <style:text-properties fo:font-size="9pt" style:font-size-asian="9pt" style:font-size-complex="9pt"/>
    </style:style>
    <style:style style:name="P95" style:family="paragraph" style:parent-style-name="Code" style:list-style-name="L1">
      <style:text-properties fo:font-size="9pt" style:font-size-asian="9pt" style:font-size-complex="9pt"/>
    </style:style>
    <style:style style:name="P96" style:family="paragraph" style:parent-style-name="Code" style:list-style-name="L1">
      <style:text-properties fo:font-size="9pt" style:font-size-asian="9pt" style:font-size-complex="9pt"/>
    </style:style>
    <style:style style:name="P97" style:family="paragraph" style:parent-style-name="Code" style:list-style-name="L1">
      <style:text-properties fo:font-size="9pt" style:font-size-asian="9pt" style:font-size-complex="9pt"/>
    </style:style>
    <style:style style:name="P98" style:family="paragraph" style:parent-style-name="Code" style:list-style-name="L1">
      <style:text-properties fo:font-size="9pt" style:font-size-asian="9pt" style:font-size-complex="9pt"/>
    </style:style>
    <style:style style:name="P99" style:family="paragraph" style:parent-style-name="Code" style:list-style-name="L1">
      <style:text-properties fo:font-size="9pt" style:font-size-asian="9pt" style:font-size-complex="9pt"/>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Courier New1"/>
    </style:style>
    <style:style style:name="T5" style:family="text">
      <style:text-properties style:font-name="Times New Roman1"/>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4" fo:min-width="6.2937in" draw:z-index="1">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Figure">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text:h text:style-name="Heading_20_1" text:outline-level="1">MADNESS parallel programming model and runtime</text:h>
      <text:p text:style-name="Text_20_body">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However, the runtime may be used independently of the rest of MADNESS and will be separately distributed at some point in the future.</text:p>
      <text:h text:style-name="Heading_20_2" text:outline-level="2">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2">
        <text:list-item>
          <text:p text:style-name="P4">Distributed sparse containers with one-sided access to items, transparent remote method invocation, an owner-computes task model, and optional user control over placement/distribution.</text:p>
        </text:list-item>
        <text:list-item>
          <text:p text:style-name="P4">Distributed objects that can be globally addressed.</text:p>
        </text:list-item>
        <text:list-item>
          <text:p text:style-name="P4">Futures (results of unevaluated expressions) for composition of latency tolerant algorithms and expression of dependencies between tasks.</text:p>
        </text:list-item>
        <text:list-item>
          <text:p text:style-name="P4">Globally accessible task queues in each process which <text:s/>can be used individually or collectively to provide a single global task queue.</text:p>
        </text:list-item>
        <text:list-item>
          <text:p text:style-name="P4">Serialization framework to facilitate transparent interprocess communication.</text:p>
        </text:list-item>
        <text:list-item>
          <text:p text:style-name="P4">Work stealing for dynamic load balancing (coming v. soon).</text:p>
        </text:list-item>
        <text:list-item>
          <text:p text:style-name="P4">Facile management of computations on processor sub-groups.</text:p>
        </text:list-item>
        <text:list-item>
          <text:p text:style-name="P4">Integration with MPI</text:p>
        </text:list-item>
        <text:list-item>
          <text:p text:style-name="P4">Optional integration with Global Arrays (J. Nieplocha, http://www.emsl.pnl.gov/docs/global).</text:p>
        </text:list-item>
        <text:list-item>
          <text:p text:style-name="P4">Active messages to items in a container, distributed objects, and processes (currently via polling on MPI but ports to GPC, GASNET, and vendor provided libraries are planned).</text:p>
        </text:list-item>
        <text:list-item>
          <text:p text:style-name="P4">User-space threading or continuations to eliminate the need for explicit continuations or use of Futures when composing latency tolerant algorithms (coming).</text:p>
        </text:list-item>
        <text:list-item>
          <text:p text:style-name="P4">Kernel-space threading for use of multi-core processors (coming).</text:p>
        </text:list-item>
      </text:list>
      <text:h text:style-name="Heading_20_2" text:outline-level="2">Motivations and attributions</text:h>
      <text:p text:style-name="Text_20_body">There were several motivations for developing this environment.</text:p>
      <text:list text:style-name="L3">
        <text:list-item>
          <text:p text:style-name="P16">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16">The success of applications using the Charm++ environment to scale rapidly to 30+K processes and the enormous effort required to scale most process-centric applications.</text:p>
        </text:list-item>
        <text:list-item>
          <text:p text:style-name="P16">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16">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16">Interoperability with existing programming models to leverage existing functionality and to provide an evolutionary path forward.</text:p>
        </text:list-item>
        <text:list-item>
          <text:p text:style-name="P16">The main early influences for this work were</text:p>
          <text:list>
            <text:list-item>
              <text:p text:style-name="P16">Cilk (Kuszmaul, http://supertech.csail.mit.edu/cilk), </text:p>
            </text:list-item>
            <text:list-item>
              <text:p text:style-name="P16">Charm++ (Kale, http://charm.cs.uiuc.edu),</text:p>
            </text:list-item>
            <text:list-item>
              <text:p text:style-name="P16">ACE (Schmidt, http://www.cs.wustl.edu/~schmidt/ACE.html),</text:p>
            </text:list-item>
            <text:list-item>
              <text:p text:style-name="P25">STAPL (Rauchwerger and Amato, http://parasol.tamu.edu/groups/rwergergroup/research/stapl), and</text:p>
            </text:list-item>
            <text:list-item>
              <text:p text:style-name="P25">the HPCS language projects and the very talented teams and individuals developing these</text:p>
              <text:list>
                <text:list-item>
                  <text:p text:style-name="P25">X10, http://domino.research.ibm.com/comm/research_projects.nsf/pages/x10.index.html</text:p>
                </text:list-item>
                <text:list-item>
                  <text:p text:style-name="P25">Chapel, http://chapel.cs.washington.edu</text:p>
                </text:list-item>
                <text:list-item>
                  <text:p text:style-name="P25">Fortress, http://fortress.sunsource.net</text:p>
                </text:list-item>
              </text:list>
            </text:list-item>
          </text:list>
        </text:list-item>
      </text:list>
      <text:h text:style-name="Heading_20_2" text:outline-level="2">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4">
        <text:list-item>
          <text:p text:style-name="P30"><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30"><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30"><text:span text:style-name="T1">taskq</text:span> - an instance of <text:span text:style-name="T1">WorldTaskQueue</text:span> that provides a light-weight task queue within each process that is accessible from all other processes in the world.</text:p>
        </text:list-item>
        <text:list-item>
          <text:p text:style-name="P30"><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30"><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Hello world (Figure <text:sequence-ref text:reference-format="value" text:ref-name="refFigure1">1</text:sequence-ref>) is only one line longer than the corresponding MPI version.</text:p>
      <text:p text:style-name="Text_20_body"><draw:frame draw:style-name="fr2" draw:name="Frame1" text:anchor-type="paragraph" fo:min-width="0.7902in" draw:z-index="0"><draw:text-box fo:min-height="0.2in"><text:p text:style-name="P3">#include &lt;world/world.h&gt;</text:p><text:p text:style-name="P3">int main(int argc, char** argv) {</text:p><text:p text:style-name="P3"><text:s text:c="4"/>MPI::Init(argc, argv);</text:p><text:p text:style-name="P3"><text:s text:c="4"/>madness::World world(MPI::COMM_WORLD);</text:p><text:p text:style-name="P3"><text:s text:c="4"/>std::cout &lt;&lt; "Hello from " &lt;&lt; world.rank() &lt;&lt; std::endl;</text:p><text:p text:style-name="P3"><text:s text:c="4"/>MPI::Finalize();</text:p><text:p text:style-name="P2">}</text:p><text:p text:style-name="Figure">Figure <text:sequence text:ref-name="refFigure1" text:name="Figure" text:formula="ooow:Figure+1" style:num-format="1">1</text:sequence>: Hello world program. <text:s/>The differences between this and the standard MPI example are including the world header file, instantiating the world object, and using <text:span text:style-name="T1">world.rank()</text:span> rather than MPI’s <text:span text:style-name="T1">Get_rank()</text:span><text:span text:style-name="T5"> (both return the same value).</text:span></text:p></draw:text-box></draw:frame>Within a world, distributed objects and containers (currently associative arrays or hash tables, with dense arrays planned) may be constructed. 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0">2</text:sequence-ref> provide the complete implementation and example use of a crude, block-distributed array using the <text:span text:style-name="T1">WorldObject</text:span> functionality. First looking at the main program, on line 40 two distinct arrays are instantiated. These are global objects but no synchronization is required before they may be used since messages for objects that are not yet locally constructed are automatically buffered. 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he sample program immediately attempts to read the value (lines 55 and 56) and will wait until the value becomes available. Incoming active messages and any queued tasks are processed while waiting. The comment on line 54 indicates the opportunity to do other work before forcing the future, which may also be probed without blocking to determine its status. Below we will see that we can register callbacks in the future to be invoked when it is assigned.</text:p>
      <text:p text:style-name="Text_20_body">Turning to the implementation of the <text:span text:style-name="T1">Array</text:span> class, it inherits from <text:span text:style-name="T1">WorldObject&lt;Array&gt;</text:span> using the curiously recurring template pattern. This is because the base class needs access to the derived class. The <text:span text:style-name="T1">Array</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text:s/>would not yet be fully constructed. Reading and writing elements is immediate if the element is local (lines 22 and 29), otherwise <text:span text:style-name="T1">WorldObject&lt;Array&gt;.send </text:span>is used to forward the request to the <text:s/><text:span text:style-name="T1">Array</text:span> object in the owning process, passing arguments as necessary. The result of a read is returned as a future. Appropriate reference 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Array&gt;</text:span> be instantiated in the corresponding object file. This is a consequence of staying with standard C++ and not invoking any preprocessor to automate this process.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5">,</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 </text:p>
      <text:p text:style-name="P37"/>
      <text:p text:style-name="Text_20_body">stopped here ... bed time</text:p>
      <text:p text:style-name="Text_20_body"/>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text:p>
      <text:p text:style-name="Text_20_body">Serialization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5">
        <text:list-item>
          <text:p text:style-name="P35">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35">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
      <text:p text:style-name="Text_20_body">The \c World.am member provides inter-process active message functionality, which is</text:p>
      <text:p text:style-name="Text_20_body">the foundation on which everything else is built. <text:s/>We do not recommend</text:p>
      <text:p text:style-name="Text_20_body">that applications make routine or direct use of inter-process active messages.</text:p>
      <text:p text:style-name="Text_20_body">Instead, try to compose applications using messaging </text:p>
      <text:p text:style-name="Text_20_body">to/between items in distributed containers and the local</text:p>
      <text:p text:style-name="Text_20_body">task queue(s).</text:p>
      <text:p text:style-name="Text_20_body"/>
      <text:p text:style-name="Text_20_body">The \c World.mpi member is the preferred way to use MPI since it has a growing</text:p>
      <text:p text:style-name="Text_20_body">amount of instrumentation and debugging capability, though MPI</text:p>
      <text:p text:style-name="Text_20_body">routines may be called directly if necessary. <text:s/>However, MPI is again a</text:p>
      <text:p text:style-name="Text_20_body">low-level model and we do not encourage its direct use. <text:s/>It is there</text:p>
      <text:p text:style-name="Text_20_body">since it is the portable standard for communication and to facilitate</text:p>
      <text:p text:style-name="Text_20_body">integration with legacy applications.</text:p>
      <text:p text:style-name="Text_20_body"/>
      <text:p text:style-name="Text_20_body">The \c World.ga member provides access to the capabilities of the</text:p>
      <text:p text:style-name="Text_20_body">Global Array library (this is still unfolding).</text:p>
      <text:p text:style-name="Text_20_body"/>
      <text:p text:style-name="Text_20_body">The execution model is sequentially consistent. <text:s/>That is, </text:p>
      <text:p text:style-name="Text_20_body">from the perspective of a single thread of execution, operations </text:p>
      <text:p text:style-name="Text_20_body">on the same local/remote object behave as if executed sequentially</text:p>
      <text:p text:style-name="Text_20_body">in the same order as programmed. <text:s text:c="2"/>This means that performing</text:p>
      <text:p text:style-name="Text_20_body">a read after a write/modify returns the modified value, as expected.</text:p>
      <text:p text:style-name="Text_20_body">Such behavior applies only to the view of a single thread --- </text:p>
      <text:p text:style-name="Text_20_body">the execution of multiple threads and active messages from different</text:p>
      <text:p text:style-name="Text_20_body">threads may be interleaved arbitrarily.</text:p>
      <text:p text:style-name="Text_20_body"/>
      <text:p text:style-name="Text_20_body">Creating, executing, and reaping a local, null task with </text:p>
      <text:p text:style-name="Text_20_body">no arguments or results presently takes about 350ns (Centos 4, 3GHz </text:p>
      <text:p text:style-name="Text_20_body">Core2, Pathscale 3.0 compiler, -Ofast). <text:s/>The time</text:p>
      <text:p text:style-name="Text_20_body">is dominated by \c new and and \c delete of the</text:p>
      <text:p text:style-name="Text_20_body">task structure, and as such is unlikely to get any faster</text:p>
      <text:p text:style-name="Text_20_body">except by the application caching and reusing the task structures. <text:s text:c="2"/></text:p>
      <text:p text:style-name="Text_20_body">Creating and then executing a chain of</text:p>
      <text:p text:style-name="Text_20_body">dependent tasks with the result of one task fed as the argument</text:p>
      <text:p text:style-name="Text_20_body">of the next task (i.e., the input argument is an unevaluated future </text:p>
      <text:p text:style-name="Text_20_body">which is assigned by the next task) requires about 2000ns per</text:p>
      <text:p text:style-name="Text_20_body">task, which we believe can be redcued</text:p>
      <text:p text:style-name="Text_20_body">to about 1us (3 GHz Core2). <text:s/></text:p>
      <text:p text:style-name="Text_20_body"/>
      <text:p text:style-name="Text_20_body">Creating a remote task adds the</text:p>
      <text:p text:style-name="Text_20_body">overhead of interprocess communication which is on the scale of 1-3us</text:p>
      <text:p text:style-name="Text_20_body">(Cray XT). <text:s/>Note that this is not the actual wall-time latency since</text:p>
      <text:p text:style-name="Text_20_body">everything is presently performed using asynchronous messaging and</text:p>
      <text:p text:style-name="Text_20_body">polling via MPI. <text:s/>The wall-time latency, which is largely irrelevant</text:p>
      <text:p text:style-name="Text_20_body">to the application if it has expressed enough parallelism, is mostly</text:p>
      <text:p text:style-name="Text_20_body">determined by the polling interval which is dynamically adjusted</text:p>
      <text:p text:style-name="Text_20_body">depending upon the amount of local work available to reduce the</text:p>
      <text:p text:style-name="Text_20_body">overhead from polling. <text:s/>We can improve the runtime software through better</text:p>
      <text:p text:style-name="Text_20_body">agregation of messages and use of deeper message queues to reduce the</text:p>
      <text:p text:style-name="Text_20_body">overhead of remote task creation to essentially that of a local task.</text:p>
      <text:p text:style-name="Text_20_body"/>
      <text:p text:style-name="Text_20_body">Thus, circa 1us defines the ganularity above which it is worth</text:p>
      <text:p text:style-name="Text_20_body">considering encapsulating work (c.f., Hockney's n1/2). <text:s/>However, this</text:p>
      <text:p text:style-name="Text_20_body">is just considering the balance between overhead incurred v.s. useful</text:p>
      <text:p text:style-name="Text_20_body">work performed. <text:s/>The automatic scheduling of tasks dependent upon</text:p>
      <text:p text:style-name="Text_20_body">future arguments confers many benefits, including</text:p>
      <text:p text:style-name="Text_20_body"><text:s/>- hiding the wall-time latency of remote data access,</text:p>
      <text:p text:style-name="Text_20_body"><text:s/>- removing from the programmer the burden of correct scheduling</text:p>
      <text:p text:style-name="Text_20_body"><text:s text:c="3"/>of dependent tasks, </text:p>
      <text:p text:style-name="Text_20_body"><text:s/>- expressing all parallelism at all scales of the algorithm </text:p>
      <text:p text:style-name="Text_20_body"><text:s text:c="3"/>for facile scaling to heavily multi-core architectures and</text:p>
      <text:p text:style-name="Text_20_body"><text:s text:c="3"/>massively parallel computers, and</text:p>
      <text:p text:style-name="Text_20_body"><text:s/>- virtualizing the system resources for maximum </text:p>
      <text:p text:style-name="Text_20_body"><text:s text:c="3"/>future portability and scalability.</text:p>
      <text:p text:style-name="Text_20_body"/>
      <text:p text:style-name="Text_20_body">Available memory limits the number of tasks that can be generated</text:p>
      <text:p text:style-name="Text_20_body">before any are consumed. <text:s/>In addition to application specific data,</text:p>
      <text:p text:style-name="Text_20_body">each task consumes circa 64 bytes on a 64-bit computer. <text:s/>Thus, a few</text:p>
      <text:p text:style-name="Text_20_body">hundred thousand outstanding tasks per processor are eminently</text:p>
      <text:p text:style-name="Text_20_body">feasible even on the IBM BG/L. <text:s/>Rather than making the application</text:p>
      <text:p text:style-name="Text_20_body">entirely responsible for throttling it's own task production (which it</text:p>
      <text:p text:style-name="Text_20_body">can), if the system exceeds more than a user-settable number of</text:p>
      <text:p text:style-name="Text_20_body">outstanding tasks, it starts to run ready tasks before accepting new</text:p>
      <text:p text:style-name="Text_20_body">tasks. <text:s/>The success of this strategy presupposes that there are ready</text:p>
      <text:p text:style-name="Text_20_body">tasks and that these tasks on average produce less than one new task</text:p>
      <text:p text:style-name="Text_20_body">with unsatisfied dependencies per task run. <text:s/>Ultimately, similar to</text:p>
      <text:p text:style-name="Text_20_body">the Cilk execution model, safe algorithms (in the same sense as safe</text:p>
      <text:p text:style-name="Text_20_body">MPI programs) must express tasks so that dependencies can be satisfied</text:p>
      <text:p text:style-name="Text_20_body">without unreasonable expectation of buffering.</text:p>
      <text:p text:style-name="Text_20_body"/>
      <text:p text:style-name="Text_20_body">In a multiscale approach to parallelism, coarse gain tasks are</text:p>
      <text:p text:style-name="Text_20_body">first enqueued, and these generate finer-grain tasks, which </text:p>
      <text:p text:style-name="Text_20_body">in turn generate finer and finer grain work. <text:s text:c="2"/>[Expand this discussion</text:p>
      <text:p text:style-name="Text_20_body">and include examples along with work stealing discussion]</text:p>
      <text:p text:style-name="Text_20_body"/>
      <text:p text:style-name="Text_20_body">Discussion points to add</text:p>
      <text:p text:style-name="Text_20_body"><text:s/>-# Why arguments to tasks and AM via DC or taskQ are passed</text:p>
      <text:p text:style-name="Text_20_body"><text:s text:c="4"/>by value or by const-ref (for remote operations this</text:p>
      <text:p text:style-name="Text_20_body"><text:s text:c="4"/>should be clear; for local operations it is to enable</text:p>
      <text:p text:style-name="Text_20_body"><text:s text:c="4"/>tasks to be stealable). <text:s/>Is there a way to circumvent it? Pointers.</text:p>
      <text:p text:style-name="Text_20_body"><text:s/>-# Virtualization of other resources</text:p>
      <text:p text:style-name="Text_20_body"><text:s/>-# Task stealing</text:p>
      <text:p text:style-name="Text_20_body"><text:s/>-# Controlling distribution in containers</text:p>
      <text:p text:style-name="Text_20_body"><text:s/>-# Caching in containers</text:p>
      <text:p text:style-name="Text_20_body"><text:s/>-# Computing with continuations (user space fibers)</text:p>
      <text:p text:style-name="Text_20_body"/>
      <text:p text:style-name="Text_20_body">\section Distributed Containers (WorldContainer)</text:p>
      <text:p text:style-name="Text_20_body"/>
      <text:p text:style-name="Text_20_body">The only currently provided containers are associative arrays or maps</text:p>
      <text:p text:style-name="Text_20_body">that are almost directly equivalent to the STL map or the GNU</text:p>
      <text:p text:style-name="Text_20_body">hash_map. <text:s/>Indeed, the implementation can use either of these for the</text:p>
      <text:p text:style-name="Text_20_body">local storage, though the GNU hash_map is to be preferred for</text:p>
      <text:p text:style-name="Text_20_body">performance reasons and is the only one discussed here.</text:p>
      <text:p text:style-name="Text_20_body"/>
      <text:p text:style-name="Text_20_body">A map generalizes the concept of an array (which maps an integer index</text:p>
      <text:p text:style-name="Text_20_body">in a dense range to a value) by mapping an arbitrary key to a value.</text:p>
      <text:p text:style-name="Text_20_body">This is a very natural, general and efficient mechanism for storing</text:p>
      <text:p text:style-name="Text_20_body">sparse data structures. <text:s/>The distribution of items in the container</text:p>
      <text:p text:style-name="Text_20_body">between processes is based upon a function which maps the key</text:p>
      <text:p text:style-name="Text_20_body">to a process. <text:s/>There is a default mapping which is essentially </text:p>
      <text:p text:style-name="Text_20_body">a pseudo-random uniform mapping, but the user can provide their own</text:p>
      <text:p text:style-name="Text_20_body">(possibly data-dependent) operator to control the distribution. <text:s/></text:p>
      <text:p text:style-name="Text_20_body"/>
      <text:p text:style-name="Text_20_body">Although it will almost always be the case that all processes agree on</text:p>
      <text:p text:style-name="Text_20_body">the mapping of a key to a process, this does not have to be the case</text:p>
      <text:p text:style-name="Text_20_body">since the implementation supports forwarding</text:p>
      <text:p text:style-name="Text_20_body">of remote requests. <text:s/>\em NOT YET COMPLETED ... but it will be cool</text:p>
      <text:p text:style-name="Text_20_body">when it is finished!</text:p>
      <text:p text:style-name="Text_20_body"/>
      <text:p text:style-name="Text_20_body">The keys and values associated with containers must be serializble</text:p>
      <text:p text:style-name="Text_20_body">by the MADNESS archive mechanism.</text:p>
      <text:p text:style-name="Text_20_body">Please refer to world/archive/archive.h and documentation therein for</text:p>
      <text:p text:style-name="Text_20_body">information about this. <text:s/>In addition, the keys must support</text:p>
      <text:p text:style-name="Text_20_body"><text:s/>- testing for equality, either by overloading \c == or by</text:p>
      <text:p text:style-name="Text_20_body"><text:s text:c="3"/>specializing \c std::equal_to&lt;key_type&gt;, and</text:p>
      <text:p text:style-name="Text_20_body"><text:s/>- computing a hash value by invoking \c madness::hash(key),</text:p>
      <text:p text:style-name="Text_20_body"><text:s text:c="3"/>which can be done either by providing the member</text:p>
      <text:p text:style-name="Text_20_body"><text:s text:c="3"/>function with signature</text:p>
      <text:p text:style-name="Text_20_body">\code</text:p>
      <text:p text:style-name="Text_20_body"><text:s text:c="3"/>hashT hash() const;</text:p>
      <text:p text:style-name="Text_20_body">\endcode</text:p>
      <text:p text:style-name="Text_20_body"><text:s text:c="3"/>or by specializing \c madness::Hash&lt;key_type&gt;.</text:p>
      <text:p text:style-name="Text_20_body"/>
      <text:p text:style-name="Text_20_body">\c hashT is presently an unsigned 32-bit integer. <text:s/>MADNESS provides</text:p>
      <text:p text:style-name="Text_20_body">hash operations for all fundamental types, and variable and fixed</text:p>
      <text:p text:style-name="Text_20_body">dimension arrays of the same. <text:s/>Since having a good hash is important,</text:p>
      <text:p text:style-name="Text_20_body">we are using Bob Jenkin's "lookup v3" hash from</text:p>
      <text:p text:style-name="Text_20_body">http://www.burtleburtle.net/bob/c/lookup3.c.</text:p>
      <text:p text:style-name="Text_20_body"/>
      <text:p text:style-name="Text_20_body">Here is an example of a key that might be used in an octtree.</text:p>
      <text:p text:style-name="Text_20_body">\code</text:p>
      <text:p text:style-name="Text_20_body"><text:s text:c="3"/>struct Key {</text:p>
      <text:p text:style-name="Text_20_body"><text:s text:c="7"/>typedef unsigned long ulong;</text:p>
      <text:p text:style-name="Text_20_body"><text:s text:c="7"/>ulong n, i, j, k;</text:p>
      <text:p text:style-name="Text_20_body"><text:s text:c="7"/>hashT hashval;</text:p>
      <text:p text:style-name="Text_20_body"/>
      <text:p text:style-name="Text_20_body"><text:s text:c="7"/>Key() {};</text:p>
      <text:p text:style-name="Text_20_body"/>
      <text:p text:style-name="Text_20_body"><text:s text:c="7"/>// Precompute the hash function for speed</text:p>
      <text:p text:style-name="Text_20_body"><text:s text:c="7"/>Key(ulong n, ulong i, ulong j, ulong k)</text:p>
      <text:p text:style-name="Text_20_body"><text:s text:c="11"/>: n(n), i(i), j(j), k(k), hashval(madness::hash(&amp;this-&gt;n,4,0)) {};</text:p>
      <text:p text:style-name="Text_20_body"/>
      <text:p text:style-name="Text_20_body"><text:s text:c="7"/>hashT hash() const {</text:p>
      <text:p text:style-name="Text_20_body"><text:s text:c="11"/>return hashval;</text:p>
      <text:p text:style-name="Text_20_body"><text:s text:c="7"/>};</text:p>
      <text:p text:style-name="Text_20_body"/>
      <text:p text:style-name="Text_20_body"><text:s text:c="7"/>template &lt;typename Archive&gt;</text:p>
      <text:p text:style-name="Text_20_body"><text:s text:c="7"/>void serialize(const Archive&amp; ar) {</text:p>
      <text:p text:style-name="Text_20_body"><text:s text:c="11"/>ar &amp; n &amp; i &amp; j &amp; k &amp; hashval;</text:p>
      <text:p text:style-name="Text_20_body"><text:s text:c="7"/>}</text:p>
      <text:p text:style-name="Text_20_body"/>
      <text:p text:style-name="Text_20_body"><text:s text:c="7"/>bool operator==(const Key&amp; b) const {</text:p>
      <text:p text:style-name="Text_20_body"><text:s text:c="11"/>// Different keys will probably have a different hash</text:p>
      <text:p text:style-name="Text_20_body"><text:s text:c="11"/>return hashval==b.hashval &amp;&amp; n==b.n &amp;&amp; i==b.i &amp;&amp; j==b.j &amp;&amp; k==b.k;</text:p>
      <text:p text:style-name="Text_20_body"><text:s text:c="7"/>};</text:p>
      <text:p text:style-name="Text_20_body"><text:s text:c="3"/>};</text:p>
      <text:p text:style-name="Text_20_body">\endcode</text:p>
      <text:p text:style-name="Text_20_body"/>
      <text:p text:style-name="Text_20_body">To be added</text:p>
      <text:p text:style-name="Text_20_body"><text:s/>- discussion of chaining hashes using initval optional argument</text:p>
      <text:p text:style-name="Text_20_body"><text:s/>- discussion of overriding the distribution across processes</text:p>
      <text:p text:style-name="Text_20_body"/>
      <text:p text:style-name="Text_20_body"/>
      <text:p text:style-name="Text_20_body">\section Distributed Objects (WorldObject)</text:p>
      <text:p text:style-name="Text_20_body"/>
      <text:p text:style-name="Text_20_body">Distributed objects (WorldObject) provide all of the communication</text:p>
      <text:p text:style-name="Text_20_body">and other resources necessary to build new distributed capabilities.</text:p>
      <text:p text:style-name="Text_20_body">The distributed container class (WorldContainer) actually inherits </text:p>
      <text:p text:style-name="Text_20_body">most of its functionality from the WorldObject.</text:p>
      <text:p text:style-name="Text_20_body"/>
      <text:p text:style-name="Text_20_body">\section Compilation and linking</text:p>
      <text:p text:style-name="Text_20_body"/>
      <text:p text:style-name="Text_20_body">\subsection C-preprocessor predefined macros</text:p>
      <text:p text:style-name="Text_20_body"/>
      <text:p text:style-name="Text_20_body">A list of C-preprocessor macros to be used for managing machine</text:p>
      <text:p text:style-name="Text_20_body">dependencies that are either defined by the system or by</text:p>
      <text:p text:style-name="Text_20_body">the MADNESS build process.</text:p>
      <text:p text:style-name="Text_20_body"/>
      <text:p text:style-name="Text_20_body"><text:s/>- \c __GNUG__ --- The GNU processor and C++</text:p>
      <text:p text:style-name="Text_20_body"><text:s/>- \c X8632 --- A 32-bit x86 CPU.</text:p>
      <text:p text:style-name="Text_20_body"><text:s/>- \c X8664 --- A 64-bit x86 CPU.</text:p>
      <text:p text:style-name="Text_20_body"><text:s/>- \c UINT64_T --- The type for a 64-bit unsigned integer which is used to</text:p>
      <text:p text:style-name="Text_20_body"><text:s text:c="4"/>typedef uint64_t. <text:s/>The macro is not defined</text:p>
      <text:p text:style-name="Text_20_body"><text:s text:c="3"/>if uint64_t is already a valid type.</text:p>
      <text:p text:style-name="Text_20_body"><text:s/>- \c _CRAY - Any Cray system (though currently we only support XT3/4).</text:p>
      <text:p text:style-name="Text_20_body"/>
      <text:p text:style-name="Text_20_body"/>
      <text:p text:style-name="Text_20_body">\subsection Static data, etc., for templated classes</text:p>
      <text:p text:style-name="Text_20_body"/>
      <text:p text:style-name="Text_20_body">Several of the templated classes (currently just the</text:p>
      <text:p text:style-name="Text_20_body">DistributedContainer, Future and RemoteReference classes) have static</text:p>
      <text:p text:style-name="Text_20_body">data or helper functions associated with them. <text:s/>These must be defined</text:p>
      <text:p text:style-name="Text_20_body">in one and only one file. <text:s/>To facilitate this definition, the</text:p>
      <text:p text:style-name="Text_20_body">necessary templates have been wrapped in C-preprocessor conditional</text:p>
      <text:p text:style-name="Text_20_body">block so that they are only enabled if \c</text:p>
      <text:p text:style-name="Text_20_body">WORLD_INSTANTIATE_STATIC_TEMPLATES is defined. <text:s/>In one of your source</text:p>
      <text:p text:style-name="Text_20_body">(not header) files,</text:p>
      <text:p text:style-name="Text_20_body">define this macro \em before including \c world.h, and then</text:p>
      <text:p text:style-name="Text_20_body">instantiate the templates that you are using.</text:p>
      <text:p text:style-name="Text_20_body"/>
      <text:p text:style-name="Text_20_body"/>
      <text:p text:style-name="Text_20_body">\section Gotchas</text:p>
      <text:p text:style-name="Text_20_body"/>
      <text:p text:style-name="Text_20_body">\subsection Futures and STL vectors (e.g., \c vectors&lt;Future&lt;int&gt;&gt; )</text:p>
      <text:p text:style-name="Text_20_body"/>
      <text:p text:style-name="Text_20_body">A common misconception is that STL containers initialize their</text:p>
      <text:p text:style-name="Text_20_body">contents by \invoking the default constructor of each item in</text:p>
      <text:p text:style-name="Text_20_body">the container since we are told that the items must be default</text:p>
      <text:p text:style-name="Text_20_body">constructable. <text:s/>But this is \em incorrect. <text:s/>The items are initialized</text:p>
      <text:p text:style-name="Text_20_body">by invoking the copy constructor for each element on a \em single</text:p>
      <text:p text:style-name="Text_20_body">object made with the default constructor. <text:s text:c="2"/>For futures this </text:p>
      <text:p text:style-name="Text_20_body">is a very bad problem. <text:s/>For instance,</text:p>
      <text:p text:style-name="Text_20_body">\code</text:p>
      <text:p text:style-name="Text_20_body"><text:s text:c="3"/>vector&lt; Future&lt;double&gt; &gt; v(3);</text:p>
      <text:p text:style-name="Text_20_body">\endcode</text:p>
      <text:p text:style-name="Text_20_body">is equivalent to the following with an array of three elements</text:p>
      <text:p text:style-name="Text_20_body">\code</text:p>
      <text:p text:style-name="Text_20_body"><text:s text:c="3"/>Future&lt;double&gt; junk;</text:p>
      <text:p text:style-name="Text_20_body"><text:s text:c="3"/>Future&lt;double&gt; v[3] = {junk,junk,junk};</text:p>
      <text:p text:style-name="Text_20_body">\endcode</text:p>
      <text:p text:style-name="Text_20_body">Since the Future copy constructor is by necessity shallow, each</text:p>
      <text:p text:style-name="Text_20_body">element of \c v ends up referring to the future implementation that</text:p>
      <text:p text:style-name="Text_20_body">underlies \c junk. <text:s/>When you assign to an element of \c v, you'll also</text:p>
      <text:p text:style-name="Text_20_body">be assigning to junk. <text:s/>But since futures are single assignment</text:p>
      <text:p text:style-name="Text_20_body">variables, you can only do that once. <text:s/>Hence, when you assign a</text:p>
      <text:p text:style-name="Text_20_body">second element of \c v you'll get a runtime exception.</text:p>
      <text:p text:style-name="Text_20_body"/>
      <text:p text:style-name="Text_20_body">The fix (other than using arrays) is to initialize STL vectors and</text:p>
      <text:p text:style-name="Text_20_body">other containers from the special element returned by</text:p>
      <text:p text:style-name="Text_20_body">\c Future&lt;T&gt;::default_initializer() which if passed into the copy</text:p>
      <text:p text:style-name="Text_20_body">constructor will cause it to behave just like the default contructor.</text:p>
      <text:p text:style-name="Text_20_body">Thus, the following code is what you actually need to use an STL</text:p>
      <text:p text:style-name="Text_20_body">vector of futures</text:p>
      <text:p text:style-name="Text_20_body">\code</text:p>
      <text:p text:style-name="Text_20_body"><text:s text:c="3"/>vector&lt; Future&lt;double&gt; &gt; v(3,Future&lt;double&gt;::default_initializer());</text:p>
      <text:p text:style-name="Text_20_body">\endcode</text:p>
      <text:p text:style-name="Text_20_body">which sucks, so we provide the factory function</text:p>
      <text:p text:style-name="Text_20_body">\code</text:p>
      <text:p text:style-name="Text_20_body"><text:s text:c="3"/>template &lt;typename T&gt;</text:p>
      <text:p text:style-name="Text_20_body"><text:s text:c="3"/>vector&lt; Future&lt;T&gt; &gt; future_vector_factory(std::size_t n);</text:p>
      <text:p text:style-name="Text_20_body">\endcode</text:p>
      <text:p text:style-name="Text_20_body">which enables you to write</text:p>
      <text:p text:style-name="Text_20_body">\code</text:p>
      <text:p text:style-name="Text_20_body"><text:s text:c="3"/>vector&lt; Future&lt;double&gt; &gt; v = future_vector_factory&lt;double&gt;(3);</text:p>
      <text:p text:style-name="Text_20_body">\endcode</text:p>
      <text:p text:style-name="Text_20_body">which merely blows instead of sucking.</text:p>
      <text:p text:style-name="Text_20_body"/>
      <text:p text:style-name="Text_20_body">\subsection Reference counting and arguments to STL agorithms</text:p>
      <text:p text:style-name="Text_20_body"/>
      <text:p text:style-name="Text_20_body">It is not specified how arguments are passed to STL algorithms so</text:p>
      <text:p text:style-name="Text_20_body">they are free to pass by value (a concrete example of this "feature"</text:p>
      <text:p text:style-name="Text_20_body">is provided by gcc4.2). <text:s/>For reference counted types (e.g.,</text:p>
      <text:p text:style-name="Text_20_body">SharedPtr), this causes the count to be incremented (if passed by</text:p>
      <text:p text:style-name="Text_20_body">value) or not incremented (if passed by reference) and hence you</text:p>
      <text:p text:style-name="Text_20_body">cannot reliably use an STL algorithm to look for stuff whose reference</text:p>
      <text:p text:style-name="Text_20_body">count has a specific value (e.g., one). <text:s/></text:p>
      <text:p text:style-name="Text_20_body"/>
      <text:p text:style-name="Text_20_body">E.g., the following does not work reliably due to the standard</text:p>
      <text:p text:style-name="Text_20_body">being incomplete (i.e., borked).</text:p>
      <text:p text:style-name="Text_20_body"/>
      <text:p text:style-name="Text_20_body">\code</text:p>
      <text:p text:style-name="Text_20_body"><text:s text:c="2"/>struct refcnt_is_one {</text:p>
      <text:p text:style-name="Text_20_body"><text:s text:c="6"/>bool operator()(const SharedPtr&lt;DeferredCleanupInterface&gt;&amp; p) const {</text:p>
      <text:p text:style-name="Text_20_body"><text:s text:c="8"/>return p.use_count() == 1;</text:p>
      <text:p text:style-name="Text_20_body"><text:s text:c="6"/>};</text:p>
      <text:p text:style-name="Text_20_body"><text:s text:c="2"/>};</text:p>
      <text:p text:style-name="Text_20_body"/>
      <text:p text:style-name="Text_20_body"><text:s text:c="2"/>std::remove_if(deferred.begin(),deferred.end(),refcnt_is_one());</text:p>
      <text:p text:style-name="Text_20_body">\endcode</text:p>
      <text:p text:style-name="Text_20_body">Instead, you need the explicit loop</text:p>
      <text:p text:style-name="Text_20_body">\code</text:p>
      <text:p text:style-name="Text_20_body"><text:s text:c="2"/>for (std::list&lt; SharedPtr&lt;DeferredCleanupInterface&gt; &gt;::iterator it = deferred.begin(); </text:p>
      <text:p text:style-name="Text_20_body"><text:s text:c="6"/>it != deferred.end();) {</text:p>
      <text:p text:style-name="Text_20_body"><text:s text:c="6"/>if (it-&gt;use_count() == 1) </text:p>
      <text:p text:style-name="Text_20_body"><text:s text:c="10"/>it = deferred.erase(it);</text:p>
      <text:p text:style-name="Text_20_body"><text:s text:c="6"/>else </text:p>
      <text:p text:style-name="Text_20_body"><text:s text:c="10"/>++it;</text:p>
      <text:p text:style-name="Text_20_body"><text:s text:c="2"/>}</text:p>
      <text:p text:style-name="Text_20_body">\endcode</text:p>
      <text:p text:style-name="Text_20_body"/>
      <text:p text:style-name="Text_20_body"/>
      <text:p text:style-name="Text_20_body"/>
      <text:p text:style-name="Text_20_body">\section Development to-do list</text:p>
      <text:p text:style-name="Text_20_body"/>
      <text:p text:style-name="Text_20_body"><text:s/>- Test multiple worlds</text:p>
      <text:p text:style-name="Text_20_body"><text:s/>- Cache semantics and testing for DC</text:p>
      <text:p text:style-name="Text_20_body"><text:s/>- Prefetch marker for DC cache</text:p>
      <text:p text:style-name="Text_20_body"><text:s/>- Verify reference counting for DC cache</text:p>
      <text:p text:style-name="Text_20_body"><text:s/>- Forwarding for DC</text:p>
      <text:p text:style-name="Text_20_body"><text:s/>- Integration with user-space thread/fiber scheduling</text:p>
      <text:p text:style-name="Text_20_body"><text:s/>- Performance profiling with Tau</text:p>
      <text:p text:style-name="Text_20_body"><text:s/>- ASM clock for PPC and BGL</text:p>
      <text:p text:style-name="Text_20_body"><text:s/>- Test with xlC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font-size-asian="12pt"/>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Robert Harrison</meta:initial-creator>
    <meta:creation-date>2007-08-15T14:25:57</meta:creation-date>
    <dc:creator>Robert Harrison</dc:creator>
    <dc:date>2007-08-21T23:43:28</dc:date>
    <dc:language>en-US</dc:language>
    <meta:editing-cycles>22</meta:editing-cycles>
    <meta:editing-duration>PT17H51M1S</meta:editing-duration>
    <meta:user-defined meta:name="Info 1"/>
    <meta:user-defined meta:name="Info 2"/>
    <meta:user-defined meta:name="Info 3"/>
    <meta:user-defined meta:name="Info 4"/>
    <meta:document-statistic meta:table-count="0" meta:image-count="0" meta:object-count="0" meta:page-count="15" meta:paragraph-count="373" meta:word-count="4352" meta:character-count="28262"/>
  </office:meta>
</office:document-meta>
</file>